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Source Code Sans" svg:font-family="'Source Code Sans'" style:font-family-generic="swiss"/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212cm" draw:marker-start="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5" style:family="graphic" style:parent-style-name="standard">
      <style:graphic-properties draw:stroke="none" draw:marker-start="" draw:fill-color="#999999" draw:textarea-horizontal-align="justify" draw:textarea-vertical-align="middle" draw:auto-grow-height="false" fo:min-height="0.7cm" fo:min-width="1.42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gradient" draw:fill-color="#729fcf" draw:fill-gradient-name="Green_20_LED" draw:textarea-horizontal-align="justify" draw:textarea-vertical-align="middle" draw:auto-grow-height="false" fo:min-height="0.89cm" fo:min-width="0.64cm"/>
    </style:style>
    <style:style style:name="gr8" style:family="graphic" style:parent-style-name="standard">
      <style:graphic-properties draw:stroke="none" draw:fill="gradient" draw:fill-color="#729fcf" draw:fill-gradient-name="Gradient_20_2" draw:textarea-horizontal-align="justify" draw:textarea-vertical-align="middle" draw:auto-grow-height="false" fo:min-height="0.89cm" fo:min-width="0.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62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2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15" style:family="graphic" style:parent-style-name="standard">
      <style:graphic-properties draw:stroke="none" draw:fill="none" fo:min-height="2.438cm"/>
    </style:style>
    <style:style style:name="gr16" style:family="graphic" style:parent-style-name="standard">
      <style:graphic-properties draw:stroke="none" draw:fill="none" fo:min-height="2.195cm"/>
    </style:style>
    <style:style style:name="gr17" style:family="graphic" style:parent-style-name="objectwithoutfill">
      <style:graphic-properties svg:stroke-color="#000099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664cm"/>
    </style:style>
    <style:style style:name="gr19" style:family="graphic" style:parent-style-name="standard">
      <style:graphic-properties draw:stroke="none" draw:fill="none" fo:min-height="3.473cm"/>
    </style:style>
    <style:style style:name="gr20" style:family="graphic" style:parent-style-name="standard">
      <style:graphic-properties draw:stroke="none" draw:fill="none" fo:min-height="1.138cm"/>
    </style:style>
    <style:style style:name="gr21" style:family="graphic" style:parent-style-name="standard">
      <style:graphic-properties draw:stroke="none" draw:fill="none" fo:min-height="1.63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1.161cm"/>
    </style:style>
    <style:style style:name="gr23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24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3.164cm" fo:min-width="0.078cm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4.764cm" fo:min-width="0.044cm" fo:padding-top="0.178cm" fo:padding-bottom="0.178cm" fo:padding-left="0.303cm" fo:padding-right="0.303cm"/>
    </style:style>
    <style:style style:name="gr26" style:family="graphic" style:parent-style-name="standard">
      <style:graphic-properties draw:stroke="none" draw:fill="none" fo:min-height="0.714cm"/>
    </style:style>
    <style:style style:name="gr27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1.635cm" fo:min-width="0cm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6.65cm"/>
    </style:style>
    <style:style style:name="gr29" style:family="graphic" style:parent-style-name="standard">
      <style:graphic-properties draw:stroke="none" draw:fill="none" fo:min-height="0.814cm"/>
    </style:style>
    <style:style style:name="gr30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0.878cm" fo:min-width="0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9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808080"/>
    </style:style>
    <style:style style:name="P3" style:family="paragraph">
      <loext:graphic-properties draw:fill="none" draw:fill-color="#ffffff"/>
      <style:text-properties fo:color="#808080" style:font-name="Arial" fo:font-size="24pt" fo:font-weight="bold" style:font-size-asian="24pt" style:font-weight-asian="bold" style:font-size-complex="24pt" style:font-weight-complex="bold"/>
    </style:style>
    <style:style style:name="P4" style:family="paragraph">
      <style:text-properties style:font-name="Source Sans Pro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  <style:text-properties style:font-name="Source Sans Pro"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="none" draw:fill-color="#ffffff"/>
      <style:text-properties style:font-name="Arial" fo:font-size="44pt" style:font-size-asian="44pt" style:font-size-complex="44pt"/>
    </style:style>
    <style:style style:name="P8" style:family="paragraph">
      <loext:graphic-properties draw:fill-color="#ffffff"/>
    </style:style>
    <style:style style:name="P9" style:family="paragraph">
      <loext:graphic-properties draw:fill="gradient" draw:fill-color="#729fcf" draw:fill-gradient-name="Green_20_LED"/>
      <style:paragraph-properties fo:text-align="center"/>
    </style:style>
    <style:style style:name="P10" style:family="paragraph">
      <loext:graphic-properties draw:fill="gradient" draw:fill-color="#729fcf" draw:fill-gradient-name="Gradient_20_2"/>
      <style:paragraph-properties fo:text-align="center"/>
    </style:style>
    <style:style style:name="P11" style:family="paragraph">
      <style:text-properties fo:color="#808080" fo:font-size="16pt"/>
    </style:style>
    <style:style style:name="P12" style:family="paragraph">
      <loext:graphic-properties draw:fill="none" draw:fill-color="#ffffff"/>
      <style:text-properties fo:color="#808080" style:font-name="Arial" fo:font-size="16pt" fo:font-weight="bold" style:font-size-asian="24pt" style:font-weight-asian="bold" style:font-size-complex="24pt" style:font-weight-complex="bold"/>
    </style:style>
    <style:style style:name="P13" style:family="paragraph">
      <style:text-properties style:font-name="Source Sans Pro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text-properties style:font-name="Source Sans Pro" fo:font-size="32pt" fo:font-weight="bold" style:font-size-asian="32pt" style:font-weight-asian="bold" style:font-size-complex="32pt" style:font-weight-complex="bold"/>
    </style:style>
    <style:style style:name="P15" style:family="paragraph">
      <style:text-properties fo:color="#000099" style:font-name="Source Sans Pro" fo:font-size="60pt" fo:font-weight="bold" style:font-size-asian="60pt" style:font-weight-asian="bold" style:font-size-complex="60pt" style:font-weight-complex="bold"/>
    </style:style>
    <style:style style:name="P16" style:family="paragraph">
      <loext:graphic-properties draw:fill="none" draw:fill-color="#ffffff"/>
      <style:text-properties fo:color="#000099" style:font-name="Source Sans Pro" fo:font-size="60pt" fo:font-weight="bold" style:font-size-asian="60pt" style:font-weight-asian="bold" style:font-size-complex="60pt" style:font-weight-complex="bold"/>
    </style:style>
    <style:style style:name="P17" style:family="paragraph">
      <loext:graphic-properties draw:fill="none"/>
    </style:style>
    <style:style style:name="P18" style:family="paragraph">
      <style:text-properties fo:color="#000099" fo:font-size="28pt" style:font-size-asian="28pt" style:font-size-complex="28pt"/>
    </style:style>
    <style:style style:name="P19" style:family="paragraph">
      <loext:graphic-properties draw:fill="none"/>
      <style:text-properties fo:color="#000099" fo:font-size="28pt" style:font-size-asian="28pt" style:font-size-complex="28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text-properties style:font-name="Source Code Pro" fo:font-size="28pt" style:font-size-asian="28pt" style:font-size-complex="28pt"/>
    </style:style>
    <style:style style:name="P22" style:family="paragraph">
      <loext:graphic-properties draw:fill="none" draw:fill-color="#ffffff"/>
      <style:text-properties style:font-name="Source Code Pro" fo:font-size="28pt" style:font-size-asian="28pt" style:font-size-complex="28pt"/>
    </style:style>
    <style:style style:name="P23" style:family="paragraph">
      <style:text-properties fo:color="#666666" style:font-name="Arial"/>
    </style:style>
    <style:style style:name="P24" style:family="paragraph">
      <loext:graphic-properties draw:fill="none" draw:fill-color="#ffffff"/>
      <style:text-properties fo:color="#666666" style:font-name="Arial"/>
    </style:style>
    <style:style style:name="P25" style:family="paragraph">
      <loext:graphic-properties draw:fill="none"/>
      <style:text-properties fo:color="#666666" style:font-name="Arial"/>
    </style:style>
    <style:style style:name="T1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Source Sans Pro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Arial" fo:font-size="44pt" style:font-size-asian="44pt" style:font-size-complex="44pt"/>
    </style:style>
    <style:style style:name="T4" style:family="text">
      <style:text-properties style:font-name="Arial1" fo:font-size="44pt" style:font-name-asian="Arial1" style:font-size-asian="44pt" style:font-name-complex="Arial1" style:font-size-complex="44pt"/>
    </style:style>
    <style:style style:name="T5" style:family="text">
      <style:text-properties fo:color="#009900" style:font-name="Source Sans Pro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0000" style:font-name="Source Sans Pro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ff3333" style:font-name="Source Sans Pro" fo:font-size="40pt" fo:font-weight="bold" style:font-size-asian="40pt" style:font-weight-asian="bold" style:font-size-complex="40pt" style:font-weight-complex="bold"/>
    </style:style>
    <style:style style:name="T8" style:family="text">
      <style:text-properties style:font-name="Arial" fo:font-weight="bold" style:font-size-asian="24pt" style:font-weight-asian="bold" style:font-size-complex="24pt" style:font-weight-complex="bold"/>
    </style:style>
    <style:style style:name="T9" style:family="text">
      <style:text-properties style:font-name="Source Sans Pro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9900" style:font-name="Source Sans Pro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0000" style:font-name="Source Sans Pro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000099" style:font-name="Source Sans Pro" fo:font-size="60pt" fo:font-weight="bold" style:font-size-asian="60pt" style:font-weight-asian="bold" style:font-size-complex="60pt" style:font-weight-complex="bold"/>
    </style:style>
    <style:style style:name="T13" style:family="text">
      <style:text-properties fo:color="#000099" style:font-name="Arial" fo:font-size="28pt" style:font-size-asian="28pt" style:font-size-complex="28pt"/>
    </style:style>
    <style:style style:name="T14" style:family="text">
      <style:text-properties fo:color="#000099" style:font-name="Source Code Pro" fo:font-size="28pt" style:font-size-asian="28pt" style:font-size-complex="28pt"/>
    </style:style>
    <style:style style:name="T15" style:family="text">
      <style:text-properties style:font-name="Source Code Pro" fo:font-size="28pt" style:font-size-asian="28pt" style:font-size-complex="28pt"/>
    </style:style>
    <style:style style:name="T16" style:family="text">
      <style:text-properties fo:color="#ff6600" style:font-name="Source Code Pro" fo:font-size="28pt" style:font-size-asian="28pt" style:font-size-complex="28pt"/>
    </style:style>
    <style:style style:name="T17" style:family="text">
      <style:text-properties style:font-name="Arial"/>
    </style:style>
    <style:style style:name="T18" style:family="text">
      <style:text-properties fo:color="#000000" style:font-name="Source Code Pro" fo:font-size="28pt" style:font-size-asian="28pt" style:font-size-complex="28pt"/>
    </style:style>
    <style:style style:name="T19" style:family="text">
      <style:text-properties style:font-name="Arial1" style:font-name-asian="Arial1" style:font-name-complex="Arial1"/>
    </style:style>
    <style:style style:name="T20" style:family="text">
      <style:text-properties style:font-name="Ari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line draw:style-name="gr1" draw:text-style-name="P1" draw:layer="layout" svg:x1="5.8cm" svg:y1="8.1cm" svg:x2="5.8cm" svg:y2="14.1cm">
            <text:p/>
          </draw:line>
          <draw:line draw:style-name="gr1" draw:text-style-name="P1" draw:layer="layout" svg:x1="7.8cm" svg:y1="8.1cm" svg:x2="7.8cm" svg:y2="14.1cm">
            <text:p/>
          </draw:line>
          <draw:line draw:style-name="gr1" draw:text-style-name="P1" draw:layer="layout" svg:x1="3.8cm" svg:y1="10.1cm" svg:x2="9.8cm" svg:y2="10.1cm">
            <text:p/>
          </draw:line>
          <draw:line draw:style-name="gr1" draw:text-style-name="P1" draw:layer="layout" svg:x1="3.8cm" svg:y1="12.1cm" svg:x2="9.8cm" svg:y2="12.1cm">
            <text:p/>
          </draw:line>
          <draw:frame draw:style-name="gr2" draw:text-style-name="P3" draw:layer="layout" svg:width="1.112cm" svg:height="1.216cm" svg:x="5.788cm" svg:y="8.1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3.8cm" svg:y="8.1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7.788cm" svg:y="8.1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3.8cm" svg:y="10.0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5.8cm" svg:y="10.1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7.8cm" svg:y="10.1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3.838cm" svg:y="12.1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5.8cm" svg:y="12.1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7.861cm" svg:y="12.1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22.788cm" svg:y="9.7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21.3cm" svg:y="9.7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0.588cm" svg:y="9.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9.835cm" svg:y="9.7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19.182cm" svg:y="9.7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8.3cm" svg:y="9.7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7.588cm" svg:y="9.7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7.061cm" svg:y="9.7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22cm" svg:y="9.7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15.2cm" svg:y="10.1cm">
            <draw:text-box>
              <text:p text:style-name="P4"><text:span text:style-name="T2">0b000000000</text:span></text:p>
            </draw:text-box>
          </draw:frame>
        </draw:g>
        <draw:custom-shape draw:style-name="gr5" draw:text-style-name="P6" draw:layer="layout" svg:width="2.2cm" svg:height="1.9cm" svg:x="11.6cm" svg:y="10.1cm">
          <text:p/>
          <draw:enhanced-geometry svg:viewBox="0 0 21600 21600" draw:text-areas="0 ?f0 ?f5 ?f2" draw:type="right-arrow" draw:modifiers="10647.8873239437 6590.215675960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7" draw:layer="layout" svg:width="6.467cm" svg:height="1.987cm" svg:x="3.433cm" svg:y="4.813cm">
          <draw:text-box>
            <text:p><text:span text:style-name="T3">Spielfeld</text:span></text:p>
          </draw:text-box>
        </draw:frame>
        <draw:frame draw:style-name="gr2" draw:text-style-name="P7" draw:layer="layout" svg:width="6.984cm" svg:height="1.987cm" svg:x="15.316cm" svg:y="4.713cm">
          <draw:text-box>
            <text:p><text:span text:style-name="T3">Bin</text:span><text:span text:style-name="T4">ä</text:span><text:span text:style-name="T3">rzah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7" draw:text-style-name="P9" draw:layer="layout" svg:width="1.61cm" svg:height="1.61cm" svg:x="6.2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4.2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.1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4cm" svg:y1="5.953cm" svg:x2="4cm" svg:y2="11.953cm">
            <text:p/>
          </draw:line>
          <draw:line draw:style-name="gr1" draw:text-style-name="P1" draw:layer="layout" svg:x1="6cm" svg:y1="5.953cm" svg:x2="6cm" svg:y2="11.953cm">
            <text:p/>
          </draw:line>
          <draw:line draw:style-name="gr1" draw:text-style-name="P1" draw:layer="layout" svg:x1="2cm" svg:y1="7.953cm" svg:x2="8cm" svg:y2="7.953cm">
            <text:p/>
          </draw:line>
          <draw:line draw:style-name="gr1" draw:text-style-name="P1" draw:layer="layout" svg:x1="2cm" svg:y1="9.953cm" svg:x2="8cm" svg:y2="9.953cm">
            <text:p/>
          </draw:line>
          <draw:frame draw:style-name="gr2" draw:text-style-name="P3" draw:layer="layout" svg:width="1.112cm" svg:height="1.216cm" svg:x="3.988cm" svg:y="5.95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cm" svg:y="5.95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5.988cm" svg:y="5.9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cm" svg:y="7.93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4cm" svg:y="7.953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6cm" svg:y="7.953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.038cm" svg:y="9.953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4cm" svg:y="9.953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6.061cm" svg:y="9.953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8.488cm" svg:y="12.728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7cm" svg:y="12.7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6.288cm" svg:y="12.72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5.535cm" svg:y="12.728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4.882cm" svg:y="12.72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4cm" svg:y="12.728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.288cm" svg:y="12.72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.761cm" svg:y="12.728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7.7cm" svg:y="12.728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0.9cm" svg:y="13.128cm">
            <draw:text-box>
              <text:p text:style-name="P4"><text:span text:style-name="T2">0b000000</text:span><text:span text:style-name="T5">111</text:span></text:p>
            </draw:text-box>
          </draw:frame>
        </draw:g>
        <draw:custom-shape draw:style-name="gr7" draw:text-style-name="P9" draw:layer="layout" svg:width="1.61cm" svg:height="1.61cm" svg:x="15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1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1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cm" svg:y1="6cm" svg:x2="13cm" svg:y2="12cm">
            <text:p/>
          </draw:line>
          <draw:line draw:style-name="gr1" draw:text-style-name="P1" draw:layer="layout" svg:x1="15cm" svg:y1="6cm" svg:x2="15cm" svg:y2="12cm">
            <text:p/>
          </draw:line>
          <draw:line draw:style-name="gr1" draw:text-style-name="P1" draw:layer="layout" svg:x1="11cm" svg:y1="8cm" svg:x2="17cm" svg:y2="8cm">
            <text:p/>
          </draw:line>
          <draw:line draw:style-name="gr1" draw:text-style-name="P1" draw:layer="layout" svg:x1="11cm" svg:y1="10cm" svg:x2="17cm" svg:y2="10cm">
            <text:p/>
          </draw:line>
          <draw:frame draw:style-name="gr2" draw:text-style-name="P3" draw:layer="layout" svg:width="1.112cm" svg:height="1.216cm" svg:x="1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61cm" svg:y="10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17.488cm" svg:y="12.675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16cm" svg:y="12.675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5.288cm" svg:y="12.675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4.535cm" svg:y="12.675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13.882cm" svg:y="12.675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3cm" svg:y="12.675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2.288cm" svg:y="12.675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1.761cm" svg:y="12.675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16.7cm" svg:y="12.675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9.9cm" svg:y="13.075cm">
            <draw:text-box>
              <text:p text:style-name="P4"><text:span text:style-name="T2">0b000</text:span><text:span text:style-name="T5">111</text:span><text:span text:style-name="T6">000</text:span></text:p>
            </draw:text-box>
          </draw:frame>
        </draw:g>
        <draw:custom-shape draw:style-name="gr7" draw:text-style-name="P9" draw:layer="layout" svg:width="1.61cm" svg:height="1.61cm" svg:x="24.2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0.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2cm" svg:y1="5.953cm" svg:x2="22cm" svg:y2="11.953cm">
            <text:p/>
          </draw:line>
          <draw:line draw:style-name="gr1" draw:text-style-name="P1" draw:layer="layout" svg:x1="24cm" svg:y1="5.953cm" svg:x2="24cm" svg:y2="11.953cm">
            <text:p/>
          </draw:line>
          <draw:line draw:style-name="gr1" draw:text-style-name="P1" draw:layer="layout" svg:x1="20cm" svg:y1="7.953cm" svg:x2="26cm" svg:y2="7.953cm">
            <text:p/>
          </draw:line>
          <draw:line draw:style-name="gr1" draw:text-style-name="P1" draw:layer="layout" svg:x1="20cm" svg:y1="9.953cm" svg:x2="26cm" svg:y2="9.953cm">
            <text:p/>
          </draw:line>
          <draw:frame draw:style-name="gr2" draw:text-style-name="P3" draw:layer="layout" svg:width="1.112cm" svg:height="1.216cm" svg:x="21.988cm" svg:y="5.95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0cm" svg:y="5.95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3.988cm" svg:y="5.9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0cm" svg:y="7.93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2cm" svg:y="7.953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4cm" svg:y="7.953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0.038cm" svg:y="9.953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2cm" svg:y="9.953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4.061cm" svg:y="9.953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26.488cm" svg:y="12.728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25cm" svg:y="12.7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4.288cm" svg:y="12.72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.535cm" svg:y="12.728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22.882cm" svg:y="12.72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2cm" svg:y="12.728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1.288cm" svg:y="12.72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0.761cm" svg:y="12.728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25.7cm" svg:y="12.728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18.9cm" svg:y="13.128cm">
            <draw:text-box>
              <text:p text:style-name="P4"><text:span text:style-name="T2">0b</text:span><text:span text:style-name="T5">111</text:span><text:span text:style-name="T2">000000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7" draw:text-style-name="P9" draw:layer="layout" svg:width="1.61cm" svg:height="1.61cm" svg:x="2.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.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.1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4cm" svg:y1="5.953cm" svg:x2="4cm" svg:y2="11.953cm">
            <text:p/>
          </draw:line>
          <draw:line draw:style-name="gr1" draw:text-style-name="P1" draw:layer="layout" svg:x1="6cm" svg:y1="5.953cm" svg:x2="6cm" svg:y2="11.953cm">
            <text:p/>
          </draw:line>
          <draw:line draw:style-name="gr1" draw:text-style-name="P1" draw:layer="layout" svg:x1="2cm" svg:y1="7.953cm" svg:x2="8cm" svg:y2="7.953cm">
            <text:p/>
          </draw:line>
          <draw:line draw:style-name="gr1" draw:text-style-name="P1" draw:layer="layout" svg:x1="2cm" svg:y1="9.953cm" svg:x2="8cm" svg:y2="9.953cm">
            <text:p/>
          </draw:line>
          <draw:frame draw:style-name="gr2" draw:text-style-name="P3" draw:layer="layout" svg:width="1.112cm" svg:height="1.216cm" svg:x="3.988cm" svg:y="5.95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cm" svg:y="5.95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5.988cm" svg:y="5.9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cm" svg:y="7.93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4cm" svg:y="7.953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6cm" svg:y="7.953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.038cm" svg:y="9.953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4cm" svg:y="9.953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6.061cm" svg:y="9.953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8.488cm" svg:y="12.728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7cm" svg:y="12.7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6.288cm" svg:y="12.72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5.535cm" svg:y="12.728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4.882cm" svg:y="12.72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4cm" svg:y="12.728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.288cm" svg:y="12.72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.761cm" svg:y="12.728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7.7cm" svg:y="12.728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0.9cm" svg:y="13.128cm">
            <draw:text-box>
              <text:p text:style-name="P4"><text:span text:style-name="T2">0b00</text:span><text:span text:style-name="T5">1</text:span><text:span text:style-name="T2">00</text:span><text:span text:style-name="T5">1</text:span><text:span text:style-name="T2">00</text:span><text:span text:style-name="T5">1</text:span></text:p>
            </draw:text-box>
          </draw:frame>
        </draw:g>
        <draw:custom-shape draw:style-name="gr7" draw:text-style-name="P9" draw:layer="layout" svg:width="1.61cm" svg:height="1.61cm" svg:x="13.224cm" svg:y="10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14cm" svg:y="8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14cm" svg:y="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.024cm" svg:y1="5.996cm" svg:x2="13.024cm" svg:y2="11.996cm">
            <text:p/>
          </draw:line>
          <draw:line draw:style-name="gr1" draw:text-style-name="P1" draw:layer="layout" svg:x1="15.024cm" svg:y1="5.996cm" svg:x2="15.024cm" svg:y2="11.996cm">
            <text:p/>
          </draw:line>
          <draw:line draw:style-name="gr1" draw:text-style-name="P1" draw:layer="layout" svg:x1="11.024cm" svg:y1="7.996cm" svg:x2="17.024cm" svg:y2="7.996cm">
            <text:p/>
          </draw:line>
          <draw:line draw:style-name="gr1" draw:text-style-name="P1" draw:layer="layout" svg:x1="11.024cm" svg:y1="9.996cm" svg:x2="17.024cm" svg:y2="9.996cm">
            <text:p/>
          </draw:line>
          <draw:frame draw:style-name="gr2" draw:text-style-name="P3" draw:layer="layout" svg:width="1.112cm" svg:height="1.216cm" svg:x="13.012cm" svg:y="5.99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.024cm" svg:y="5.99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5.012cm" svg:y="5.99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.024cm" svg:y="7.9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.024cm" svg:y="7.996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.024cm" svg:y="7.996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62cm" svg:y="9.996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.024cm" svg:y="9.996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85cm" svg:y="9.996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17.488cm" svg:y="12.675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16cm" svg:y="12.675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5.288cm" svg:y="12.675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4.535cm" svg:y="12.675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13.882cm" svg:y="12.675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3cm" svg:y="12.675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2.288cm" svg:y="12.675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1.761cm" svg:y="12.675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16.7cm" svg:y="12.675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9.9cm" svg:y="13.075cm">
            <draw:text-box>
              <text:p text:style-name="P4"><text:span text:style-name="T2">0b0</text:span><text:span text:style-name="T5">1</text:span><text:span text:style-name="T2">00</text:span><text:span text:style-name="T5">1</text:span><text:span text:style-name="T6">00</text:span><text:span text:style-name="T5">1</text:span><text:span text:style-name="T6">0</text:span></text:p>
            </draw:text-box>
          </draw:frame>
        </draw:g>
        <draw:custom-shape draw:style-name="gr7" draw:text-style-name="P9" draw:layer="layout" svg:width="1.61cm" svg:height="1.61cm" svg:x="24.2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4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4.3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2cm" svg:y1="5.953cm" svg:x2="22cm" svg:y2="11.953cm">
            <text:p/>
          </draw:line>
          <draw:line draw:style-name="gr1" draw:text-style-name="P1" draw:layer="layout" svg:x1="24cm" svg:y1="5.953cm" svg:x2="24cm" svg:y2="11.953cm">
            <text:p/>
          </draw:line>
          <draw:line draw:style-name="gr1" draw:text-style-name="P1" draw:layer="layout" svg:x1="20cm" svg:y1="7.953cm" svg:x2="26cm" svg:y2="7.953cm">
            <text:p/>
          </draw:line>
          <draw:line draw:style-name="gr1" draw:text-style-name="P1" draw:layer="layout" svg:x1="20cm" svg:y1="9.953cm" svg:x2="26cm" svg:y2="9.953cm">
            <text:p/>
          </draw:line>
          <draw:frame draw:style-name="gr2" draw:text-style-name="P3" draw:layer="layout" svg:width="1.112cm" svg:height="1.216cm" svg:x="21.988cm" svg:y="5.95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0cm" svg:y="5.95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3.988cm" svg:y="5.9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0cm" svg:y="7.93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2cm" svg:y="7.953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4cm" svg:y="7.953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0.038cm" svg:y="9.953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2cm" svg:y="9.953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4.061cm" svg:y="9.953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26.488cm" svg:y="12.728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25cm" svg:y="12.7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4.288cm" svg:y="12.72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.535cm" svg:y="12.728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22.882cm" svg:y="12.72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2cm" svg:y="12.728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1.288cm" svg:y="12.72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0.761cm" svg:y="12.728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25.7cm" svg:y="12.728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18.9cm" svg:y="13.128cm">
            <draw:text-box>
              <text:p text:style-name="P4"><text:span text:style-name="T2">0b</text:span><text:span text:style-name="T5">1</text:span><text:span text:style-name="T2">00</text:span><text:span text:style-name="T5">1</text:span><text:span text:style-name="T2">00</text:span><text:span text:style-name="T5">1</text:span><text:span text:style-name="T2">00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8" draw:text-style-name="P10" draw:layer="layout" svg:width="1.61cm" svg:height="1.61cm" svg:x="20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4.29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61cm" svg:height="1.61cm" svg:x="20.1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61cm" svg:height="1.61cm" svg:x="22.1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.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4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6.19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4cm" svg:y1="5.953cm" svg:x2="4cm" svg:y2="11.953cm">
            <text:p/>
          </draw:line>
          <draw:line draw:style-name="gr1" draw:text-style-name="P1" draw:layer="layout" svg:x1="6cm" svg:y1="5.953cm" svg:x2="6cm" svg:y2="11.953cm">
            <text:p/>
          </draw:line>
          <draw:line draw:style-name="gr1" draw:text-style-name="P1" draw:layer="layout" svg:x1="2cm" svg:y1="7.953cm" svg:x2="8cm" svg:y2="7.953cm">
            <text:p/>
          </draw:line>
          <draw:line draw:style-name="gr1" draw:text-style-name="P1" draw:layer="layout" svg:x1="2cm" svg:y1="9.953cm" svg:x2="8cm" svg:y2="9.953cm">
            <text:p/>
          </draw:line>
          <draw:frame draw:style-name="gr2" draw:text-style-name="P3" draw:layer="layout" svg:width="1.112cm" svg:height="1.216cm" svg:x="3.988cm" svg:y="5.95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cm" svg:y="5.95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5.988cm" svg:y="5.9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cm" svg:y="7.93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4cm" svg:y="7.953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6cm" svg:y="7.953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.038cm" svg:y="9.953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4cm" svg:y="9.953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6.061cm" svg:y="9.953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8.488cm" svg:y="12.728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7cm" svg:y="12.7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6.288cm" svg:y="12.72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5.535cm" svg:y="12.728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4.882cm" svg:y="12.72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4cm" svg:y="12.728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.288cm" svg:y="12.72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.761cm" svg:y="12.728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7.7cm" svg:y="12.728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0.9cm" svg:y="13.128cm">
            <draw:text-box>
              <text:p text:style-name="P4"><text:span text:style-name="T2">0b00</text:span><text:span text:style-name="T5">1</text:span><text:span text:style-name="T2">0</text:span><text:span text:style-name="T5">1</text:span><text:span text:style-name="T2">0</text:span><text:span text:style-name="T5">1</text:span><text:span text:style-name="T2">00</text:span></text:p>
            </draw:text-box>
          </draw:frame>
        </draw:g>
        <draw:custom-shape draw:style-name="gr7" draw:text-style-name="P9" draw:layer="layout" svg:width="1.61cm" svg:height="1.61cm" svg:x="15.29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1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2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cm" svg:y1="6cm" svg:x2="13cm" svg:y2="12cm">
            <text:p/>
          </draw:line>
          <draw:line draw:style-name="gr1" draw:text-style-name="P1" draw:layer="layout" svg:x1="15cm" svg:y1="6cm" svg:x2="15cm" svg:y2="12cm">
            <text:p/>
          </draw:line>
          <draw:line draw:style-name="gr1" draw:text-style-name="P1" draw:layer="layout" svg:x1="11cm" svg:y1="8cm" svg:x2="17cm" svg:y2="8cm">
            <text:p/>
          </draw:line>
          <draw:line draw:style-name="gr1" draw:text-style-name="P1" draw:layer="layout" svg:x1="11cm" svg:y1="10cm" svg:x2="17cm" svg:y2="10cm">
            <text:p/>
          </draw:line>
          <draw:frame draw:style-name="gr2" draw:text-style-name="P3" draw:layer="layout" svg:width="1.112cm" svg:height="1.216cm" svg:x="1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61cm" svg:y="10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17.488cm" svg:y="12.675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16cm" svg:y="12.675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5.288cm" svg:y="12.675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4.535cm" svg:y="12.675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13.882cm" svg:y="12.675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3cm" svg:y="12.675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2.288cm" svg:y="12.675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1.761cm" svg:y="12.675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16.7cm" svg:y="12.675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9.9cm" svg:y="13.075cm">
            <draw:text-box>
              <text:p text:style-name="P4"><text:span text:style-name="T2">0b</text:span><text:span text:style-name="T5">1</text:span><text:span text:style-name="T2">000</text:span><text:span text:style-name="T5">1</text:span><text:span text:style-name="T6">000</text:span><text:span text:style-name="T5">1</text:span></text:p>
            </draw:text-box>
          </draw:frame>
        </draw:g>
        <draw:custom-shape draw:style-name="gr7" draw:text-style-name="P9" draw:layer="layout" svg:width="1.61cm" svg:height="1.61cm" svg:x="24.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2.1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4.3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2cm" svg:y1="5.953cm" svg:x2="22cm" svg:y2="11.953cm">
            <text:p/>
          </draw:line>
          <draw:line draw:style-name="gr1" draw:text-style-name="P1" draw:layer="layout" svg:x1="24cm" svg:y1="5.953cm" svg:x2="24cm" svg:y2="11.953cm">
            <text:p/>
          </draw:line>
          <draw:line draw:style-name="gr1" draw:text-style-name="P1" draw:layer="layout" svg:x1="20cm" svg:y1="7.953cm" svg:x2="26cm" svg:y2="7.953cm">
            <text:p/>
          </draw:line>
          <draw:line draw:style-name="gr1" draw:text-style-name="P1" draw:layer="layout" svg:x1="20cm" svg:y1="9.953cm" svg:x2="26cm" svg:y2="9.953cm">
            <text:p/>
          </draw:line>
          <draw:frame draw:style-name="gr2" draw:text-style-name="P3" draw:layer="layout" svg:width="1.112cm" svg:height="1.216cm" svg:x="21.988cm" svg:y="5.95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0cm" svg:y="5.95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3.988cm" svg:y="5.9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0cm" svg:y="7.93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2cm" svg:y="7.953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4cm" svg:y="7.953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0.038cm" svg:y="9.953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2cm" svg:y="9.953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4.061cm" svg:y="9.953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26.488cm" svg:y="12.728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25cm" svg:y="12.7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4.288cm" svg:y="12.72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.535cm" svg:y="12.728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22.882cm" svg:y="12.72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2cm" svg:y="12.728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1.288cm" svg:y="12.72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0.761cm" svg:y="12.728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25.7cm" svg:y="12.728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18.9cm" svg:y="13.128cm">
            <draw:text-box>
              <text:p text:style-name="P4"><text:span text:style-name="T2">0b</text:span><text:span text:style-name="T5">1</text:span><text:span text:style-name="T6">00</text:span><text:span text:style-name="T5">11</text:span><text:span text:style-name="T6">0</text:span><text:span text:style-name="T5">1</text:span><text:span text:style-name="T6">0</text:span><text:span text:style-name="T2">0</text:span></text:p>
            </draw:text-box>
          </draw:frame>
        </draw:g>
        <draw:frame draw:style-name="gr4" draw:text-style-name="P5" draw:layer="layout" svg:width="9cm" svg:height="2.025cm" svg:x="18.9cm" svg:y="14.575cm">
          <draw:text-box>
            <text:p text:style-name="P4"><text:span text:style-name="T2">0b00</text:span><text:span text:style-name="T7">1</text:span><text:span text:style-name="T2">00</text:span><text:span text:style-name="T7">1</text:span><text:span text:style-name="T2">0</text:span><text:span text:style-name="T7">1</text:span><text:span text:style-name="T2">0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7" draw:text-style-name="P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3cm" svg:y1="6cm" svg:x2="3cm" svg:y2="12cm">
            <text:p/>
          </draw:line>
          <draw:line draw:style-name="gr1" draw:text-style-name="P1" draw:layer="layout" svg:x1="5cm" svg:y1="6cm" svg:x2="5cm" svg:y2="12cm">
            <text:p/>
          </draw:line>
          <draw:line draw:style-name="gr1" draw:text-style-name="P1" draw:layer="layout" svg:x1="1cm" svg:y1="8cm" svg:x2="7cm" svg:y2="8cm">
            <text:p/>
          </draw:line>
          <draw:line draw:style-name="gr1" draw:text-style-name="P1" draw:layer="layout" svg:x1="1cm" svg:y1="10cm" svg:x2="7cm" svg:y2="10cm">
            <text:p/>
          </draw:line>
          <draw:frame draw:style-name="gr2" draw:text-style-name="P3" draw:layer="layout" svg:width="1.112cm" svg:height="1.216cm" svg:x="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6.5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5.3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4.7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4.121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3.6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.9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.3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.841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5.9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0.4cm" svg:y="13cm">
            <draw:text-box>
              <text:p text:style-name="P13"><text:span text:style-name="T9">0b00</text:span><text:span text:style-name="T10">1</text:span><text:span text:style-name="T9">0</text:span><text:span text:style-name="T10">1</text:span><text:span text:style-name="T9">0000</text:span></text:p>
            </draw:text-box>
          </draw:frame>
        </draw:g>
        <draw:custom-shape draw:style-name="gr7" draw:text-style-name="P9" draw:layer="layout" svg:width="1.61cm" svg:height="1.61cm" svg:x="15.2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.024cm" svg:y1="5.996cm" svg:x2="13.024cm" svg:y2="11.996cm">
            <text:p/>
          </draw:line>
          <draw:line draw:style-name="gr1" draw:text-style-name="P1" draw:layer="layout" svg:x1="15.024cm" svg:y1="5.996cm" svg:x2="15.024cm" svg:y2="11.996cm">
            <text:p/>
          </draw:line>
          <draw:line draw:style-name="gr1" draw:text-style-name="P1" draw:layer="layout" svg:x1="11.024cm" svg:y1="7.996cm" svg:x2="17.024cm" svg:y2="7.996cm">
            <text:p/>
          </draw:line>
          <draw:line draw:style-name="gr1" draw:text-style-name="P1" draw:layer="layout" svg:x1="11.024cm" svg:y1="9.996cm" svg:x2="17.024cm" svg:y2="9.996cm">
            <text:p/>
          </draw:line>
          <draw:frame draw:style-name="gr2" draw:text-style-name="P3" draw:layer="layout" svg:width="1.112cm" svg:height="1.216cm" svg:x="13.012cm" svg:y="5.99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.024cm" svg:y="5.99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5.012cm" svg:y="5.99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.024cm" svg:y="7.9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.024cm" svg:y="7.996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.024cm" svg:y="7.996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62cm" svg:y="9.996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.024cm" svg:y="9.996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85cm" svg:y="9.996cm">
            <draw:text-box>
              <text:p text:style-name="P2"><text:span text:style-name="T1">I</text:span></text:p>
            </draw:text-box>
          </draw:frame>
        </draw:g>
        <draw:custom-shape draw:style-name="gr7" draw:text-style-name="P9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3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5.3cm" svg:y="6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3cm" svg:y1="6cm" svg:x2="23cm" svg:y2="12cm">
            <text:p/>
          </draw:line>
          <draw:line draw:style-name="gr1" draw:text-style-name="P1" draw:layer="layout" svg:x1="25cm" svg:y1="6cm" svg:x2="25cm" svg:y2="12cm">
            <text:p/>
          </draw:line>
          <draw:line draw:style-name="gr1" draw:text-style-name="P1" draw:layer="layout" svg:x1="21cm" svg:y1="8cm" svg:x2="27cm" svg:y2="8cm">
            <text:p/>
          </draw:line>
          <draw:line draw:style-name="gr1" draw:text-style-name="P1" draw:layer="layout" svg:x1="21cm" svg:y1="10cm" svg:x2="27cm" svg:y2="10cm">
            <text:p/>
          </draw:line>
          <draw:frame draw:style-name="gr2" draw:text-style-name="P3" draw:layer="layout" svg:width="1.112cm" svg:height="1.216cm" svg:x="2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16.2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15.0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14.4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13.9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13.3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12.6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12.0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1.6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15.6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10.188cm" svg:y="13cm">
            <draw:text-box>
              <text:p text:style-name="P13"><text:span text:style-name="T9">0b000000</text:span><text:span text:style-name="T10">1</text:span><text:span text:style-name="T11">00</text:span></text:p>
            </draw:text-box>
          </draw:frame>
        </draw:g>
        <draw:g>
          <draw:g>
            <draw:frame draw:style-name="gr9" draw:text-style-name="P12" draw:layer="layout" svg:width="1.112cm" svg:height="0.899cm" svg:x="26.3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25.1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24.5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24.0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23.4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2.7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2.1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21.7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25.7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20.288cm" svg:y="13cm">
            <draw:text-box>
              <text:p text:style-name="P13"><text:span text:style-name="T9">0b00</text:span><text:span text:style-name="T10">1</text:span><text:span text:style-name="T9">0</text:span><text:span text:style-name="T10">1</text:span><text:span text:style-name="T9">0</text:span><text:span text:style-name="T10">1</text:span><text:span text:style-name="T9">00</text:span></text:p>
            </draw:text-box>
          </draw:frame>
        </draw:g>
        <draw:frame draw:style-name="gr12" draw:text-style-name="P16" draw:layer="layout" svg:width="3cm" svg:height="2.914cm" svg:x="17.4cm" svg:y="12.3cm">
          <draw:text-box>
            <text:p text:style-name="P15"><text:span text:style-name="T12">==</text:span></text:p>
          </draw:text-box>
        </draw:frame>
        <draw:frame draw:style-name="gr13" draw:text-style-name="P16" draw:layer="layout" svg:width="3.2cm" svg:height="2.914cm" svg:x="17.3cm" svg:y="7.5cm">
          <draw:text-box>
            <text:p text:style-name="P15"><text:span text:style-name="T12">==</text:span></text:p>
          </draw:text-box>
        </draw:frame>
        <draw:frame draw:style-name="gr14" draw:text-style-name="P16" draw:layer="layout" svg:width="1.2cm" svg:height="2.914cm" svg:x="8.3cm" svg:y="12.086cm">
          <draw:text-box>
            <text:p text:style-name="P15"><text:span text:style-name="T12">|</text:span></text:p>
          </draw:text-box>
        </draw:frame>
        <draw:frame draw:style-name="gr14" draw:text-style-name="P16" draw:layer="layout" svg:width="1.2cm" svg:height="2.914cm" svg:x="8.4cm" svg:y="7.286cm">
          <draw:text-box>
            <text:p text:style-name="P15"><text:span text:style-name="T12">|</text:span></text:p>
          </draw:text-box>
        </draw:frame>
        <draw:frame draw:style-name="gr15" draw:text-style-name="P17" draw:layer="layout" svg:width="11.7cm" svg:height="2.688cm" svg:x="0.6cm" svg:y="1.412cm">
          <draw:text-box>
            <text:p><text:span text:style-name="T3">Felder setzen:</text:span></text:p>
          </draw:text-box>
        </draw:frame>
        <draw:frame draw:style-name="gr16" draw:text-style-name="P19" draw:layer="layout" svg:width="8.1cm" svg:height="2.445cm" svg:x="3.3cm" svg:y="17.412cm">
          <draw:text-box>
            <text:p text:style-name="P18"><text:span text:style-name="T13">Logisches ODER</text:span></text:p>
          </draw:text-box>
        </draw:frame>
        <draw:line draw:style-name="gr17" draw:text-style-name="P1" draw:layer="layout" svg:x1="7.1cm" svg:y1="17.6cm" svg:x2="8.6cm" svg:y2="15cm">
          <text:p/>
        </draw:lin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7" draw:text-style-name="P9" draw:layer="layout" svg:width="1.61cm" svg:height="1.61cm" svg:x="15.2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19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5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5.1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3cm" svg:y1="6cm" svg:x2="3cm" svg:y2="12cm">
            <text:p/>
          </draw:line>
          <draw:line draw:style-name="gr1" draw:text-style-name="P1" draw:layer="layout" svg:x1="5cm" svg:y1="6cm" svg:x2="5cm" svg:y2="12cm">
            <text:p/>
          </draw:line>
          <draw:line draw:style-name="gr1" draw:text-style-name="P1" draw:layer="layout" svg:x1="1cm" svg:y1="8cm" svg:x2="7cm" svg:y2="8cm">
            <text:p/>
          </draw:line>
          <draw:line draw:style-name="gr1" draw:text-style-name="P1" draw:layer="layout" svg:x1="1cm" svg:y1="10cm" svg:x2="7cm" svg:y2="10cm">
            <text:p/>
          </draw:line>
          <draw:frame draw:style-name="gr2" draw:text-style-name="P3" draw:layer="layout" svg:width="1.112cm" svg:height="1.216cm" svg:x="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6.5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5.3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4.7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4.121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3.6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.9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.3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.841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5.9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0.4cm" svg:y="13cm">
            <draw:text-box>
              <text:p text:style-name="P13"><text:span text:style-name="T9">0b00</text:span><text:span text:style-name="T10">1</text:span><text:span text:style-name="T9">0</text:span><text:span text:style-name="T10">1</text:span><text:span text:style-name="T9">0</text:span><text:span text:style-name="T10">1</text:span><text:span text:style-name="T9">00</text:span></text:p>
            </draw:text-box>
          </draw:frame>
        </draw:g>
        <draw:custom-shape draw:style-name="gr7" draw:text-style-name="P9" draw:layer="layout" svg:width="1.61cm" svg:height="1.61cm" svg:x="11.0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.024cm" svg:y1="5.996cm" svg:x2="13.024cm" svg:y2="11.996cm">
            <text:p/>
          </draw:line>
          <draw:line draw:style-name="gr1" draw:text-style-name="P1" draw:layer="layout" svg:x1="15.024cm" svg:y1="5.996cm" svg:x2="15.024cm" svg:y2="11.996cm">
            <text:p/>
          </draw:line>
          <draw:line draw:style-name="gr1" draw:text-style-name="P1" draw:layer="layout" svg:x1="11.024cm" svg:y1="7.996cm" svg:x2="17.024cm" svg:y2="7.996cm">
            <text:p/>
          </draw:line>
          <draw:line draw:style-name="gr1" draw:text-style-name="P1" draw:layer="layout" svg:x1="11.024cm" svg:y1="9.996cm" svg:x2="17.024cm" svg:y2="9.996cm">
            <text:p/>
          </draw:line>
          <draw:frame draw:style-name="gr2" draw:text-style-name="P3" draw:layer="layout" svg:width="1.112cm" svg:height="1.216cm" svg:x="13.012cm" svg:y="5.99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.024cm" svg:y="5.99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5.012cm" svg:y="5.99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.024cm" svg:y="7.9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.024cm" svg:y="7.996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.024cm" svg:y="7.996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62cm" svg:y="9.996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.024cm" svg:y="9.996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85cm" svg:y="9.996cm">
            <draw:text-box>
              <text:p text:style-name="P2"><text:span text:style-name="T1">I</text:span></text:p>
            </draw:text-box>
          </draw:frame>
        </draw:g>
        <draw:custom-shape draw:style-name="gr7" draw:text-style-name="P9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3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3cm" svg:y1="6cm" svg:x2="23cm" svg:y2="12cm">
            <text:p/>
          </draw:line>
          <draw:line draw:style-name="gr1" draw:text-style-name="P1" draw:layer="layout" svg:x1="25cm" svg:y1="6cm" svg:x2="25cm" svg:y2="12cm">
            <text:p/>
          </draw:line>
          <draw:line draw:style-name="gr1" draw:text-style-name="P1" draw:layer="layout" svg:x1="21cm" svg:y1="8cm" svg:x2="27cm" svg:y2="8cm">
            <text:p/>
          </draw:line>
          <draw:line draw:style-name="gr1" draw:text-style-name="P1" draw:layer="layout" svg:x1="21cm" svg:y1="10cm" svg:x2="27cm" svg:y2="10cm">
            <text:p/>
          </draw:line>
          <draw:frame draw:style-name="gr2" draw:text-style-name="P3" draw:layer="layout" svg:width="1.112cm" svg:height="1.216cm" svg:x="2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16.2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15.0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14.4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13.9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13.3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12.6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12.0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1.6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15.6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10.188cm" svg:y="13cm">
            <draw:text-box>
              <text:p text:style-name="P13"><text:span text:style-name="T9">0b</text:span><text:span text:style-name="T10">111111</text:span><text:span text:style-name="T9">0</text:span><text:span text:style-name="T10">11</text:span></text:p>
            </draw:text-box>
          </draw:frame>
        </draw:g>
        <draw:g>
          <draw:g>
            <draw:frame draw:style-name="gr9" draw:text-style-name="P12" draw:layer="layout" svg:width="1.112cm" svg:height="0.899cm" svg:x="26.3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25.1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24.5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24.0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23.4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2.7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2.1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21.7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25.7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20.288cm" svg:y="13cm">
            <draw:text-box>
              <text:p text:style-name="P13"><text:span text:style-name="T9">0b00</text:span><text:span text:style-name="T10">1</text:span><text:span text:style-name="T9">0</text:span><text:span text:style-name="T10">1</text:span><text:span text:style-name="T9">0</text:span><text:span text:style-name="T9">000</text:span></text:p>
            </draw:text-box>
          </draw:frame>
        </draw:g>
        <draw:frame draw:style-name="gr12" draw:text-style-name="P16" draw:layer="layout" svg:width="3cm" svg:height="2.914cm" svg:x="17.4cm" svg:y="12.3cm">
          <draw:text-box>
            <text:p text:style-name="P15"><text:span text:style-name="T12">==</text:span></text:p>
          </draw:text-box>
        </draw:frame>
        <draw:frame draw:style-name="gr13" draw:text-style-name="P16" draw:layer="layout" svg:width="3.2cm" svg:height="2.914cm" svg:x="17.3cm" svg:y="7.5cm">
          <draw:text-box>
            <text:p text:style-name="P15"><text:span text:style-name="T12">==</text:span></text:p>
          </draw:text-box>
        </draw:frame>
        <draw:frame draw:style-name="gr18" draw:text-style-name="P16" draw:layer="layout" svg:width="1.888cm" svg:height="2.914cm" svg:x="8.1cm" svg:y="12.086cm">
          <draw:text-box>
            <text:p text:style-name="P15"><text:span text:style-name="T12">&amp;</text:span></text:p>
          </draw:text-box>
        </draw:frame>
        <draw:frame draw:style-name="gr18" draw:text-style-name="P16" draw:layer="layout" svg:width="1.9cm" svg:height="2.914cm" svg:x="8cm" svg:y="7.4cm">
          <draw:text-box>
            <text:p text:style-name="P15"><text:span text:style-name="T12">&amp;</text:span></text:p>
          </draw:text-box>
        </draw:frame>
        <draw:frame draw:style-name="gr15" draw:text-style-name="P17" draw:layer="layout" svg:width="11.7cm" svg:height="2.688cm" svg:x="0.6cm" svg:y="1.412cm">
          <draw:text-box>
            <text:p><text:span text:style-name="T3">Felder l</text:span><text:span text:style-name="T4">ö</text:span><text:span text:style-name="T3">schen:</text:span></text:p>
          </draw:text-box>
        </draw:frame>
        <draw:frame draw:style-name="gr16" draw:text-style-name="P19" draw:layer="layout" svg:width="8.1cm" svg:height="2.445cm" svg:x="3.3cm" svg:y="17.412cm">
          <draw:text-box>
            <text:p text:style-name="P18"><text:span text:style-name="T13">Logisches UND</text:span></text:p>
          </draw:text-box>
        </draw:frame>
        <draw:line draw:style-name="gr17" draw:text-style-name="P1" draw:layer="layout" svg:x1="7.1cm" svg:y1="17.6cm" svg:x2="8.6cm" svg:y2="15cm">
          <text:p/>
        </draw:lin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7" draw:text-style-name="P9" draw:layer="layout" svg:width="1.61cm" svg:height="1.61cm" svg:x="25.3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5.2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3.1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1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5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5.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5.2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5.1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3cm" svg:y1="6cm" svg:x2="3cm" svg:y2="12cm">
            <text:p/>
          </draw:line>
          <draw:line draw:style-name="gr1" draw:text-style-name="P1" draw:layer="layout" svg:x1="5cm" svg:y1="6cm" svg:x2="5cm" svg:y2="12cm">
            <text:p/>
          </draw:line>
          <draw:line draw:style-name="gr1" draw:text-style-name="P1" draw:layer="layout" svg:x1="1cm" svg:y1="8cm" svg:x2="7cm" svg:y2="8cm">
            <text:p/>
          </draw:line>
          <draw:line draw:style-name="gr1" draw:text-style-name="P1" draw:layer="layout" svg:x1="1cm" svg:y1="10cm" svg:x2="7cm" svg:y2="10cm">
            <text:p/>
          </draw:line>
          <draw:frame draw:style-name="gr2" draw:text-style-name="P3" draw:layer="layout" svg:width="1.112cm" svg:height="1.216cm" svg:x="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6.5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5.3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4.7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4.121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3.6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.9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.3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.841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5.9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0.4cm" svg:y="13cm">
            <draw:text-box>
              <text:p text:style-name="P13"><text:span text:style-name="T9">0b</text:span><text:span text:style-name="T10">1</text:span><text:span text:style-name="T9">0</text:span><text:span text:style-name="T10">1</text:span><text:span text:style-name="T9">0</text:span><text:span text:style-name="T10">1</text:span><text:span text:style-name="T9">0</text:span><text:span text:style-name="T10">1</text:span><text:span text:style-name="T9">0</text:span><text:span text:style-name="T10">1</text:span></text:p>
            </draw:text-box>
          </draw:frame>
        </draw:g>
        <draw:custom-shape draw:style-name="gr7" draw:text-style-name="P9" draw:layer="layout" svg:width="1.61cm" svg:height="1.61cm" svg:x="13.212cm" svg:y="6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.024cm" svg:y1="5.996cm" svg:x2="13.024cm" svg:y2="11.996cm">
            <text:p/>
          </draw:line>
          <draw:line draw:style-name="gr1" draw:text-style-name="P1" draw:layer="layout" svg:x1="15.024cm" svg:y1="5.996cm" svg:x2="15.024cm" svg:y2="11.996cm">
            <text:p/>
          </draw:line>
          <draw:line draw:style-name="gr1" draw:text-style-name="P1" draw:layer="layout" svg:x1="11.024cm" svg:y1="7.996cm" svg:x2="17.024cm" svg:y2="7.996cm">
            <text:p/>
          </draw:line>
          <draw:line draw:style-name="gr1" draw:text-style-name="P1" draw:layer="layout" svg:x1="11.024cm" svg:y1="9.996cm" svg:x2="17.024cm" svg:y2="9.996cm">
            <text:p/>
          </draw:line>
          <draw:frame draw:style-name="gr2" draw:text-style-name="P3" draw:layer="layout" svg:width="1.112cm" svg:height="1.216cm" svg:x="13.012cm" svg:y="5.99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.024cm" svg:y="5.99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5.012cm" svg:y="5.99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.024cm" svg:y="7.9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.024cm" svg:y="7.996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.024cm" svg:y="7.996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62cm" svg:y="9.996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.024cm" svg:y="9.996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85cm" svg:y="9.996cm">
            <draw:text-box>
              <text:p text:style-name="P2"><text:span text:style-name="T1">I</text:span></text:p>
            </draw:text-box>
          </draw:frame>
        </draw:g>
        <draw:custom-shape draw:style-name="gr7" draw:text-style-name="P9" draw:layer="layout" svg:width="1.61cm" svg:height="1.61cm" svg:x="21.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3cm" svg:y1="6cm" svg:x2="23cm" svg:y2="12cm">
            <text:p/>
          </draw:line>
          <draw:line draw:style-name="gr1" draw:text-style-name="P1" draw:layer="layout" svg:x1="25cm" svg:y1="6cm" svg:x2="25cm" svg:y2="12cm">
            <text:p/>
          </draw:line>
          <draw:line draw:style-name="gr1" draw:text-style-name="P1" draw:layer="layout" svg:x1="21cm" svg:y1="8cm" svg:x2="27cm" svg:y2="8cm">
            <text:p/>
          </draw:line>
          <draw:line draw:style-name="gr1" draw:text-style-name="P1" draw:layer="layout" svg:x1="21cm" svg:y1="10cm" svg:x2="27cm" svg:y2="10cm">
            <text:p/>
          </draw:line>
          <draw:frame draw:style-name="gr2" draw:text-style-name="P3" draw:layer="layout" svg:width="1.112cm" svg:height="1.216cm" svg:x="2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16.2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15.0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14.4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13.9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13.3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12.6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12.0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1.6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15.6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10.188cm" svg:y="13cm">
            <draw:text-box>
              <text:p text:style-name="P13"><text:span text:style-name="T9">0b000</text:span><text:span text:style-name="T10">11</text:span><text:span text:style-name="T10">11</text:span><text:span text:style-name="T10">11</text:span></text:p>
            </draw:text-box>
          </draw:frame>
        </draw:g>
        <draw:g>
          <draw:g>
            <draw:frame draw:style-name="gr9" draw:text-style-name="P12" draw:layer="layout" svg:width="1.112cm" svg:height="0.899cm" svg:x="26.3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25.1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24.5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24.0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23.4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2.7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2.1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21.7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25.7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20.288cm" svg:y="13cm">
            <draw:text-box>
              <text:p text:style-name="P13"><text:span text:style-name="T9">0b</text:span><text:span text:style-name="T10">1</text:span><text:span text:style-name="T9">0</text:span><text:span text:style-name="T10">1</text:span><text:span text:style-name="T10">1</text:span><text:span text:style-name="T9">0</text:span><text:span text:style-name="T10">1</text:span><text:span text:style-name="T9">0</text:span><text:span text:style-name="T10">1</text:span><text:span text:style-name="T9">0</text:span></text:p>
            </draw:text-box>
          </draw:frame>
        </draw:g>
        <draw:frame draw:style-name="gr12" draw:text-style-name="P16" draw:layer="layout" svg:width="3cm" svg:height="2.914cm" svg:x="17.4cm" svg:y="12.3cm">
          <draw:text-box>
            <text:p text:style-name="P15"><text:span text:style-name="T12">==</text:span></text:p>
          </draw:text-box>
        </draw:frame>
        <draw:frame draw:style-name="gr13" draw:text-style-name="P16" draw:layer="layout" svg:width="3.2cm" svg:height="2.914cm" svg:x="17.3cm" svg:y="7.5cm">
          <draw:text-box>
            <text:p text:style-name="P15"><text:span text:style-name="T12">==</text:span></text:p>
          </draw:text-box>
        </draw:frame>
        <draw:frame draw:style-name="gr18" draw:text-style-name="P16" draw:layer="layout" svg:width="1.888cm" svg:height="2.914cm" svg:x="8.1cm" svg:y="12.086cm">
          <draw:text-box>
            <text:p text:style-name="P15"><text:span text:style-name="T12">^</text:span></text:p>
          </draw:text-box>
        </draw:frame>
        <draw:frame draw:style-name="gr18" draw:text-style-name="P16" draw:layer="layout" svg:width="1.9cm" svg:height="2.914cm" svg:x="8cm" svg:y="7.4cm">
          <draw:text-box>
            <text:p text:style-name="P15"><text:span text:style-name="T12">^</text:span></text:p>
          </draw:text-box>
        </draw:frame>
        <draw:frame draw:style-name="gr19" draw:text-style-name="P17" draw:layer="layout" svg:width="14.7cm" svg:height="3.723cm" svg:x="0.6cm" svg:y="1.412cm">
          <draw:text-box>
            <text:p><text:span text:style-name="T3">Felder invertieren</text:span><text:span text:style-name="T3">:</text:span></text:p>
          </draw:text-box>
        </draw:frame>
        <draw:frame draw:style-name="gr20" draw:text-style-name="P19" draw:layer="layout" svg:width="8.5cm" svg:height="1.388cm" svg:x="3.3cm" svg:y="17.412cm">
          <draw:text-box>
            <text:p text:style-name="P18"><text:span text:style-name="T13">Exclusives ODER</text:span></text:p>
          </draw:text-box>
        </draw:frame>
        <draw:line draw:style-name="gr17" draw:text-style-name="P1" draw:layer="layout" svg:x1="7.1cm" svg:y1="17.6cm" svg:x2="8.5cm" svg:y2="14cm">
          <text:p/>
        </draw:lin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1" draw:text-style-name="P17" draw:layer="layout" svg:width="14.7cm" svg:height="1.987cm" svg:x="0.6cm" svg:y="1.412cm">
          <draw:text-box>
            <text:p><text:span text:style-name="T3">Variablen:</text:span></text:p>
          </draw:text-box>
        </draw:frame>
        <draw:frame draw:style-name="gr22" draw:text-style-name="P22" draw:layer="layout" svg:width="17.9cm" svg:height="11.411cm" svg:x="1cm" svg:y="5.5cm">
          <draw:text-box>
            <text:p text:style-name="P21"><text:span text:style-name="T14">fields</text:span><text:span text:style-name="T15"> </text:span><text:span text:style-name="T16">set1</text:span><text:span text:style-name="T14">;</text:span></text:p>
            <text:p text:style-name="P21"><text:span text:style-name="T14">fields</text:span><text:span text:style-name="T15"> </text:span><text:span text:style-name="T16">set2</text:span><text:span text:style-name="T14">;</text:span></text:p>
            <text:p text:style-name="P21"><text:span text:style-name="T14">fields</text:span><text:span text:style-name="T15"> </text:span><text:span text:style-name="T16">set3</text:span><text:span text:style-name="T14">;</text:span></text:p>
            <text:p text:style-name="P21"><text:span text:style-name="T15"/></text:p>
            <text:p text:style-name="P21"><text:span text:style-name="T15"/></text:p>
            <text:p text:style-name="P21"><text:span text:style-name="T16">set1</text:span><text:span text:style-name="T15"> </text:span><text:span text:style-name="T14">=</text:span><text:span text:style-name="T15"> 0b100100100</text:span><text:span text:style-name="T14">;</text:span></text:p>
            <text:p text:style-name="P21"><text:span text:style-name="T16">set2</text:span><text:span text:style-name="T15"> </text:span><text:span text:style-name="T14">=</text:span><text:span text:style-name="T15"> </text:span><text:span text:style-name="T16">set1</text:span><text:span text:style-name="T15"> </text:span><text:span text:style-name="T14">^</text:span><text:span text:style-name="T15"> 0b000111111</text:span><text:span text:style-name="T14">;</text:span></text:p>
            <text:p text:style-name="P21"><text:span text:style-name="T15"/></text:p>
            <text:p text:style-name="P21"><text:span text:style-name="T16">set3</text:span><text:span text:style-name="T15"> </text:span><text:span text:style-name="T14">=</text:span><text:span text:style-name="T15"> </text:span><text:span text:style-name="T16">set1</text:span><text:span text:style-name="T15"> </text:span><text:span text:style-name="T14">|</text:span><text:span text:style-name="T15"> </text:span><text:span text:style-name="T16">set2</text:span><text:span text:style-name="T14">;</text:span></text:p>
          </draw:text-box>
        </draw:frame>
        <draw:line draw:style-name="gr23" draw:text-style-name="P1" draw:layer="layout" svg:x1="8.2cm" svg:y1="3.9cm" svg:x2="4.8cm" svg:y2="5.9cm">
          <text:p/>
        </draw:line>
        <draw:frame draw:style-name="gr2" draw:text-style-name="P24" draw:layer="layout" svg:width="3.965cm" svg:height="0.963cm" svg:x="8.2cm" svg:y="3.2cm">
          <draw:text-box>
            <text:p text:style-name="P23"><text:span text:style-name="T17">Variablentyp</text:span></text:p>
          </draw:text-box>
        </draw:frame>
        <draw:custom-shape draw:style-name="gr24" draw:text-style-name="P1" draw:layer="layout" svg:width="1.6cm" svg:height="3.6cm" svg:x="10.2cm" svg:y="5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1" draw:layer="layout" svg:width="1.8cm" svg:height="5.4cm" svg:x="18.1cm" svg:y="1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24" draw:layer="layout" svg:width="4.299cm" svg:height="1.675cm" svg:x="12.2cm" svg:y="6.625cm">
          <draw:text-box>
            <text:p text:style-name="P23"><text:span text:style-name="T17">Variablen-</text:span><text:span text:style-name="T17"><text:line-break/></text:span><text:span text:style-name="T17">deklarationen</text:span></text:p>
          </draw:text-box>
        </draw:frame>
        <draw:frame draw:style-name="gr2" draw:text-style-name="P24" draw:layer="layout" svg:width="4.181cm" svg:height="1.675cm" svg:x="20.4cm" svg:y="13.525cm">
          <draw:text-box>
            <text:p text:style-name="P23"><text:span text:style-name="T17">Variablen-</text:span><text:span text:style-name="T17"><text:line-break/></text:span><text:span text:style-name="T17">zuweisunge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1" draw:text-style-name="P17" draw:layer="layout" svg:width="14.7cm" svg:height="1.987cm" svg:x="0.6cm" svg:y="1.412cm">
          <draw:text-box>
            <text:p><text:span text:style-name="T3">Verzweigung:</text:span></text:p>
          </draw:text-box>
        </draw:frame>
        <draw:frame draw:style-name="gr22" draw:text-style-name="P22" draw:layer="layout" svg:width="17.9cm" svg:height="13.891cm" svg:x="1.2cm" svg:y="5.609cm">
          <draw:text-box>
            <text:p text:style-name="P21"><text:span text:style-name="T14">if (</text:span><text:span text:style-name="T16">set1</text:span><text:span text:style-name="T14"> == </text:span><text:span text:style-name="T18">0b010010010</text:span><text:span text:style-name="T14">) {</text:span></text:p>
            <text:p text:style-name="P21"><text:span text:style-name="T14"/></text:p>
            <text:p text:style-name="P21"><text:span text:style-name="T14"><text:tab/></text:span><text:span text:style-name="T16">set1</text:span><text:span text:style-name="T14"> = </text:span><text:span text:style-name="T16">set2</text:span><text:span text:style-name="T14">;</text:span></text:p>
            <text:p text:style-name="P21"><text:span text:style-name="T14"><text:s text:c="2"/></text:span><text:span text:style-name="T16">set2</text:span><text:span text:style-name="T14"> = </text:span><text:span text:style-name="T16">set3</text:span><text:span text:style-name="T14">;</text:span></text:p>
            <text:p text:style-name="P21"><text:span text:style-name="T14"/></text:p>
            <text:p text:style-name="P21"><text:span text:style-name="T14">} else {</text:span></text:p>
            <text:p text:style-name="P21"><text:span text:style-name="T14"/></text:p>
            <text:p text:style-name="P21"><text:span text:style-name="T14"><text:tab/></text:span><text:span text:style-name="T16">set1</text:span><text:span text:style-name="T14"> = </text:span><text:span text:style-name="T16">set3</text:span><text:span text:style-name="T14">;</text:span></text:p>
            <text:p text:style-name="P21"><text:span text:style-name="T14"><text:tab/></text:span><text:span text:style-name="T16">set3</text:span><text:span text:style-name="T14"> = </text:span><text:span text:style-name="T18">0b110110110</text:span><text:span text:style-name="T14">;</text:span></text:p>
            <text:p text:style-name="P21"><text:span text:style-name="T14"/></text:p>
            <text:p text:style-name="P21"><text:span text:style-name="T14">}</text:span></text:p>
          </draw:text-box>
        </draw:frame>
        <draw:line draw:style-name="gr23" draw:text-style-name="P1" draw:layer="layout" svg:x1="16.5cm" svg:y1="4.6cm" svg:x2="15.3cm" svg:y2="6cm">
          <text:p/>
        </draw:line>
        <draw:frame draw:style-name="gr26" draw:text-style-name="P25" draw:layer="layout" svg:width="3.965cm" svg:height="0.964cm" svg:x="16.335cm" svg:y="3.9cm">
          <draw:text-box>
            <text:p text:style-name="P23"><text:span text:style-name="T17">Bed</text:span><text:span text:style-name="T17">ingung</text:span></text:p>
          </draw:text-box>
        </draw:frame>
        <draw:custom-shape draw:style-name="gr27" draw:text-style-name="P1" draw:layer="layout" svg:width="1.1cm" svg:height="2.099cm" svg:x="14.9cm" svg:y="8.5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7" draw:text-style-name="P1" draw:layer="layout" svg:width="1.1cm" svg:height="2.099cm" svg:x="14.9cm" svg:y="14.9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24" draw:layer="layout" svg:width="7.127cm" svg:height="1.695cm" svg:x="16.1cm" svg:y="8.705cm">
          <draw:text-box>
            <text:p text:style-name="P23"><text:span text:style-name="T17">Wird asgef</text:span><text:span text:style-name="T19">ü</text:span><text:span text:style-name="T17">hrt falls die </text:span></text:p>
            <text:p text:style-name="P23"><text:span text:style-name="T17">Bedingung </text:span><text:span text:style-name="T20">wahr</text:span><text:span text:style-name="T17"> ist</text:span></text:p>
          </draw:text-box>
        </draw:frame>
        <draw:frame draw:style-name="gr2" draw:text-style-name="P24" draw:layer="layout" svg:width="7.478cm" svg:height="1.695cm" svg:x="16.2cm" svg:y="15.105cm">
          <draw:text-box>
            <text:p text:style-name="P23"><text:span text:style-name="T17">Wird ausgef</text:span><text:span text:style-name="T19">ü</text:span><text:span text:style-name="T17">hrt falls die </text:span></text:p>
            <text:p text:style-name="P23"><text:span text:style-name="T17">Bedingung </text:span><text:span text:style-name="T20">falsch</text:span><text:span text:style-name="T17"> is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1" draw:text-style-name="P17" draw:layer="layout" svg:width="14.7cm" svg:height="1.987cm" svg:x="0.6cm" svg:y="1.412cm">
          <draw:text-box>
            <text:p><text:span text:style-name="T3">Schleifen:</text:span></text:p>
          </draw:text-box>
        </draw:frame>
        <draw:frame draw:style-name="gr28" draw:text-style-name="P22" draw:layer="layout" svg:width="20.5cm" svg:height="16.9cm" svg:x="1.2cm" svg:y="3.7cm">
          <draw:text-box>
            <text:p text:style-name="P21"><text:span text:style-name="T14">while (</text:span><text:span text:style-name="T16">set1</text:span><text:span text:style-name="T14"> != </text:span><text:span text:style-name="T18">0b000000000</text:span><text:span text:style-name="T14">) {</text:span></text:p>
            <text:p text:style-name="P21"><text:span text:style-name="T14"/></text:p>
            <text:p text:style-name="P21"><text:span text:style-name="T14"><text:s text:c="3"/></text:span><text:span text:style-name="T16">set1</text:span><text:span text:style-name="T14"> = </text:span><text:span text:style-name="T16">set1</text:span><text:span text:style-name="T14"> &gt;&gt; </text:span><text:span text:style-name="T18">1</text:span><text:span text:style-name="T14">;</text:span></text:p>
            <text:p text:style-name="P21"><text:span text:style-name="T14"/></text:p>
            <text:p text:style-name="P21"><text:span text:style-name="T14">}</text:span></text:p>
            <text:p text:style-name="P21"><text:span text:style-name="T14"/></text:p>
            <text:p text:style-name="P21"><text:span text:style-name="T14">for (fields </text:span><text:span text:style-name="T16">set</text:span><text:span text:style-name="T14"> <text:s/>= </text:span><text:span text:style-name="T18">0b000000000</text:span><text:span text:style-name="T14">;</text:span></text:p>
            <text:p text:style-name="P21"><text:span text:style-name="T14"><text:s text:c="12"/></text:span><text:span text:style-name="T16">set</text:span><text:span text:style-name="T14"> &lt;= </text:span><text:span text:style-name="T18">0b100000000</text:span><text:span text:style-name="T14">;</text:span></text:p>
            <text:p text:style-name="P21"><text:span text:style-name="T14"><text:s text:c="12"/></text:span><text:span text:style-name="T16">set</text:span><text:span text:style-name="T14"> <text:s/>= </text:span><text:span text:style-name="T16">set</text:span><text:span text:style-name="T14"> &lt;&lt; </text:span><text:span text:style-name="T18">1</text:span><text:span text:style-name="T14">) {</text:span></text:p>
            <text:p text:style-name="P21"><text:span text:style-name="T14"/></text:p>
            <text:p text:style-name="P21"><text:span text:style-name="T14"><text:s text:c="3"/></text:span><text:span text:style-name="T16">set1</text:span><text:span text:style-name="T14"> = </text:span><text:span text:style-name="T16">set</text:span><text:span text:style-name="T14"> | </text:span><text:span text:style-name="T16">set2</text:span><text:span text:style-name="T14">;</text:span></text:p>
            <text:p text:style-name="P21"><text:span text:style-name="T14"/></text:p>
            <text:p text:style-name="P21"><text:span text:style-name="T14">} </text:span></text:p>
          </draw:text-box>
        </draw:frame>
        <draw:line draw:style-name="gr23" draw:text-style-name="P1" draw:layer="layout" svg:x1="21.7cm" svg:y1="11.1cm" svg:x2="19.8cm" svg:y2="11.7cm">
          <text:p/>
        </draw:line>
        <draw:line draw:style-name="gr23" draw:text-style-name="P1" draw:layer="layout" svg:x1="18.4cm" svg:y1="2.7cm" svg:x2="17.2cm" svg:y2="4.1cm">
          <text:p/>
        </draw:line>
        <draw:frame draw:style-name="gr29" draw:text-style-name="P25" draw:layer="layout" svg:width="6.365cm" svg:height="1.064cm" svg:x="18.2cm" svg:y="1.736cm">
          <draw:text-box>
            <text:p text:style-name="P23"><text:span text:style-name="T17">Laufbedingung</text:span></text:p>
          </draw:text-box>
        </draw:frame>
        <draw:frame draw:style-name="gr26" draw:text-style-name="P25" draw:layer="layout" svg:width="3.965cm" svg:height="0.964cm" svg:x="5.635cm" svg:y="9.436cm">
          <draw:text-box>
            <text:p text:style-name="P23"><text:span text:style-name="T17">Z</text:span><text:span text:style-name="T19">ä</text:span><text:span text:style-name="T17">hlvariable</text:span></text:p>
          </draw:text-box>
        </draw:frame>
        <draw:custom-shape draw:style-name="gr30" draw:text-style-name="P1" draw:layer="layout" svg:width="1.1cm" svg:height="1.3cm" svg:x="19.9cm" svg:y="6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24" draw:layer="layout" svg:width="3.766cm" svg:height="0.963cm" svg:x="20.2cm" svg:y="13.237cm">
          <draw:text-box>
            <text:p text:style-name="P23"><text:span text:style-name="T17">Schrittweite</text:span></text:p>
          </draw:text-box>
        </draw:frame>
        <draw:frame draw:style-name="gr2" draw:text-style-name="P24" draw:layer="layout" svg:width="4.685cm" svg:height="0.963cm" svg:x="21.415cm" svg:y="12.1cm">
          <draw:text-box>
            <text:p text:style-name="P23"><text:span text:style-name="T17">Laufbedingung</text:span></text:p>
          </draw:text-box>
        </draw:frame>
        <draw:frame draw:style-name="gr31" draw:text-style-name="P24" draw:layer="layout" svg:width="5.8cm" svg:height="3.119cm" svg:x="21.4cm" svg:y="5.381cm">
          <draw:text-box>
            <text:p text:style-name="P23"><text:span text:style-name="T17">Wird wiederholt auf</text:span><text:span text:style-name="T19">ü</text:span><text:span text:style-name="T17">hren solange </text:span></text:p>
            <text:p text:style-name="P23"><text:span text:style-name="T17">die Laufedingung </text:span><text:span text:style-name="T20">wahr</text:span><text:span text:style-name="T17"> ist</text:span></text:p>
          </draw:text-box>
        </draw:frame>
        <draw:custom-shape draw:style-name="gr30" draw:text-style-name="P1" draw:layer="layout" svg:width="1.1cm" svg:height="1.3cm" svg:x="19.9cm" svg:y="16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3" draw:text-style-name="P1" draw:layer="layout" svg:x1="8.6cm" svg:y1="10.3cm" svg:x2="9.1cm" svg:y2="11.6cm">
          <text:p/>
        </draw:line>
        <draw:frame draw:style-name="gr2" draw:text-style-name="P24" draw:layer="layout" svg:width="4.193cm" svg:height="0.963cm" svg:x="21.607cm" svg:y="10.637cm">
          <draw:text-box>
            <text:p text:style-name="P23"><text:span text:style-name="T17">Initialisierung</text:span></text:p>
          </draw:text-box>
        </draw:frame>
        <draw:frame draw:style-name="gr31" draw:text-style-name="P24" draw:layer="layout" svg:width="5.8cm" svg:height="3.119cm" svg:x="21.1cm" svg:y="16.281cm">
          <draw:text-box>
            <text:p text:style-name="P23"><text:span text:style-name="T17">Wird wiederholt auf</text:span><text:span text:style-name="T19">ü</text:span><text:span text:style-name="T17">hren solange </text:span></text:p>
            <text:p text:style-name="P23"><text:span text:style-name="T17">die Laufedingung </text:span><text:span text:style-name="T20">wahr</text:span><text:span text:style-name="T17"> ist</text:span></text:p>
          </draw:text-box>
        </draw:frame>
        <draw:line draw:style-name="gr23" draw:text-style-name="P1" draw:layer="layout" svg:x1="21.6cm" svg:y1="12.6cm" svg:x2="19.8cm" svg:y2="13cm">
          <text:p/>
        </draw:line>
        <draw:line draw:style-name="gr23" draw:text-style-name="P1" draw:layer="layout" svg:x1="20.3cm" svg:y1="13.7cm" svg:x2="17.9cm" svg:y2="14cm">
          <text:p/>
        </draw:lin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1" draw:text-style-name="P17" draw:layer="layout" svg:width="14.7cm" svg:height="1.987cm" svg:x="0.6cm" svg:y="1.412cm">
          <draw:text-box>
            <text:p><text:span text:style-name="T3">Funktionen:</text:span></text:p>
          </draw:text-box>
        </draw:frame>
        <draw:frame draw:style-name="gr28" draw:text-style-name="P22" draw:layer="layout" svg:width="20.5cm" svg:height="16.9cm" svg:x="1.2cm" svg:y="3.7cm">
          <draw:text-box>
            <text:p text:style-name="P21"><text:span text:style-name="T14"/></text:p>
            <text:p text:style-name="P21"><text:span text:style-name="T14">boolean subSet(fields superset,</text:span></text:p>
            <text:p text:style-name="P21"><text:span text:style-name="T14"><text:s text:c="15"/></text:span><text:span text:style-name="T14">fields subset) { <text:s text:c="3"/></text:span></text:p>
            <text:p text:style-name="P21"><text:span text:style-name="T14"/></text:p>
            <text:p text:style-name="P21"><text:span text:style-name="T14"/></text:p>
            <text:p text:style-name="P21"><text:span text:style-name="T14">}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1" draw:text-style-name="P17" draw:layer="layout" svg:width="14.7cm" svg:height="1.987cm" svg:x="0.6cm" svg:y="1.412cm">
          <draw:text-box>
            <text:p><text:span text:style-name="T3">Ein- und Ausgabe: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Source Code Sans" svg:font-family="'Source Code Sans'" style:font-family-generic="swiss"/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radial" draw:cx="50%" draw:cy="50%" draw:start-color="#c5000b" draw:end-color="#ff8080" draw:start-intensity="100%" draw:end-intensity="100%" draw:border="0%"/>
    <draw:gradient draw:name="Green_20_LED" draw:display-name="Green LED" draw:style="radial" draw:cx="50%" draw:cy="50%" draw:start-color="#579d1c" draw:end-color="#ccffcc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30T02:26:09.369000000</meta:creation-date>
    <meta:editing-duration>P0D</meta:editing-duration>
    <meta:editing-cycles>1</meta:editing-cycles>
    <meta:generator>LibreOffice/5.1.4.2$Windows_x86 LibreOffice_project/f99d75f39f1c57ebdd7ffc5f42867c12031db97a</meta:generator>
    <meta:document-statistic meta:object-count="655"/>
  </office:meta>
</office:document-meta>
</file>